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Inheritance">
      <style:graphic-properties draw:marker-end="Arrow" draw:textarea-horizontal-align="center" draw:textarea-vertical-align="middle"/>
    </style:style>
    <style:style style:name="gr2" style:family="graphic" style:parent-style-name="Pointer_20__28_Public_29_">
      <style:graphic-properties draw:marker-end="Arrow" draw:textarea-horizontal-align="center" draw:textarea-vertical-align="middle"/>
    </style:style>
    <style:style style:name="gr3" style:family="graphic" style:parent-style-name="Method_20_Name">
      <style:graphic-properties fo:min-height="0.395cm" fo:min-width="2.326cm"/>
    </style:style>
    <style:style style:name="gr4" style:family="graphic" style:parent-style-name="Pointer_20__28_Public_29_">
      <style:graphic-properties draw:textarea-horizontal-align="center" draw:textarea-vertical-align="middle"/>
    </style:style>
    <style:style style:name="gr5" style:family="graphic" style:parent-style-name="Method_20_Name">
      <style:graphic-properties fo:min-height="0.395cm" fo:min-width="2.4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Inheritance">
      <style:graphic-properties draw:textarea-horizontal-align="center" draw:textarea-vertical-align="middle"/>
    </style:style>
    <style:style style:name="gr8" style:family="graphic" style:parent-style-name="Pointer_20__28_Public_29_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4pt" fo:font-weight="bold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Namespace" draw:layer="layout" svg:width="6.35cm" svg:height="4.286cm" svg:x="18.269cm" svg:y="8.414cm">
          <text:p text:style-name="P1">maindlg</text:p>
        </draw:rect>
        <draw:rect draw:style-name="Class" draw:id="id11" draw:layer="layout" svg:width="3.042cm" svg:height="2.848cm" svg:x="11.237cm" svg:y="3.819cm">
          <draw:glue-point draw:id="4" svg:x="-5cm" svg:y="-2.984cm"/>
          <draw:glue-point draw:id="5" svg:x="-5cm" svg:y="2.492cm"/>
          <draw:glue-point draw:id="6" svg:x="5cm" svg:y="-2.292cm"/>
          <draw:glue-point draw:id="7" svg:x="5cm" svg:y="3.051cm"/>
          <text:p text:style-name="P1">SolverImpl</text:p>
        </draw:rect>
        <draw:rect draw:style-name="Class" draw:id="id14" draw:layer="layout" svg:width="3.124cm" svg:height="1.348cm" svg:x="19.438cm" svg:y="9.183cm">
          <text:p text:style-name="P1">SolverDialog</text:p>
        </draw:rect>
        <draw:rect draw:style-name="Class_20__28_Self_20__26__20_Impl_29_" draw:id="id15" draw:layer="layout" svg:width="3.175cm" svg:height="1.481cm" svg:x="19.159cm" svg:y="4.036cm">
          <text:p text:style-name="P1">BaseDialog</text:p>
        </draw:rect>
        <draw:line draw:style-name="gr1" draw:text-style-name="P2" draw:layer="layout" svg:x1="20.182cm" svg:y1="5.517cm" svg:x2="20.182cm" svg:y2="9.183cm">
          <text:p text:style-name="P1"/>
        </draw:line>
        <draw:rect draw:style-name="Class" draw:layer="layout" svg:width="3.586cm" svg:height="1.204cm" svg:x="26.953cm" svg:y="9.406cm">
          <text:p text:style-name="P1">ConstEditDialog</text:p>
        </draw:rect>
        <draw:polyline draw:style-name="gr1" draw:text-style-name="P2" draw:layer="layout" svg:width="6.212cm" svg:height="3.889cm" svg:x="21.423cm" svg:y="5.517cm" svg:viewBox="0 0 6213 3890" draw:points="0,0 0,2334 6212,2334 6212,3889">
          <text:p text:style-name="P1"/>
        </draw:polyline>
        <draw:rect draw:style-name="Class" draw:layer="layout" svg:width="2.5cm" svg:height="0.841cm" svg:x="28.56cm" svg:y="3.969cm">
          <text:p text:style-name="P1">Listener</text:p>
        </draw:rect>
        <draw:line draw:style-name="gr2" draw:text-style-name="P2" draw:layer="layout" svg:x1="28.56cm" svg:y1="4.499cm" svg:x2="22.334cm" svg:y2="4.499cm">
          <text:p text:style-name="P1"/>
        </draw:line>
        <draw:frame draw:style-name="gr3" draw:layer="layout" svg:width="2.326cm" svg:height="0.395cm" svg:x="24.09cm" svg:y="4.104cm">
          <draw:text-box>
            <text:p text:style-name="P1">getDialog()</text:p>
          </draw:text-box>
        </draw:frame>
        <draw:rect draw:style-name="Class_20__28_Self_20__26__20_Impl_29_" draw:id="id6" draw:layer="layout" svg:width="3.057cm" svg:height="1.229cm" svg:x="8.425cm" svg:y="12.718cm">
          <text:p text:style-name="P1">LpModelBuilder</text:p>
        </draw:rect>
        <draw:rect draw:style-name="Class" draw:id="id12" draw:layer="layout" svg:width="3.274cm" svg:height="0.935cm" svg:x="3.69cm" svg:y="3.926cm">
          <text:p text:style-name="P1">CalcInterface</text:p>
        </draw:rect>
        <draw:rect draw:style-name="Class_20__28_Self_20__26__20_Impl_29_" draw:id="id13" draw:layer="layout" svg:width="2.809cm" svg:height="2.22cm" svg:x="4.136cm" svg:y="7.014cm">
          <draw:glue-point draw:id="4" svg:x="5.001cm" svg:y="3.108cm"/>
          <draw:glue-point draw:id="5" svg:x="5.001cm" svg:y="-3.094cm"/>
          <text:p text:style-name="P1">SolveModel</text:p>
        </draw:rect>
        <draw:rect draw:style-name="Namespace" draw:layer="layout" svg:width="6.35cm" svg:height="3.492cm" svg:x="25.969cm" svg:y="8.705cm">
          <text:p text:style-name="P1">constdlg</text:p>
        </draw:rect>
        <draw:rect draw:style-name="Namespace" draw:layer="layout" svg:width="33.455cm" svg:height="22.992cm" svg:x="1.456cm" svg:y="2.726cm">
          <text:p text:style-name="P1">drafts</text:p>
        </draw:rect>
        <draw:rect draw:style-name="Namespace" draw:layer="layout" svg:width="30.921cm" svg:height="21.707cm" svg:x="2.297cm" svg:y="3.368cm">
          <text:p text:style-name="P1">kohei</text:p>
        </draw:rect>
        <draw:rect draw:style-name="Namespace" draw:layer="layout" svg:width="29.606cm" svg:height="9.787cm" svg:x="2.946cm" svg:y="14.447cm">
          <text:p text:style-name="P1">numeric</text:p>
        </draw:rect>
        <draw:rect draw:style-name="Namespace" draw:layer="layout" svg:width="8.827cm" svg:height="5.592cm" svg:x="4.534cm" svg:y="17.334cm">
          <text:p text:style-name="P1">lp</text:p>
        </draw:rect>
        <draw:rect draw:style-name="Class_20__28_Self_20__26__20_Impl_29_" draw:layer="layout" svg:width="2.245cm" svg:height="1.229cm" svg:x="29.651cm" svg:y="14.915cm">
          <text:p text:style-name="P1">Matrix</text:p>
        </draw:rect>
        <draw:rect draw:style-name="Class_20__28_Self_20__26__20_Impl_29_" draw:id="id5" draw:layer="layout" svg:width="2.99cm" svg:height="0.556cm" svg:x="6.758cm" svg:y="20.055cm">
          <text:p text:style-name="P1">BaseAlgorithm</text:p>
        </draw:rect>
        <draw:rect draw:style-name="Class_20__28_Self_20__26__20_Impl_29_" draw:id="id7" draw:layer="layout" svg:width="1.656cm" svg:height="0.918cm" svg:x="9.681cm" svg:y="17.694cm">
          <text:p text:style-name="P1">Model</text:p>
        </draw:rect>
        <draw:rect draw:style-name="Class_20__28_Self_20__26__20_Impl_29_" draw:id="id9" draw:layer="layout" svg:width="3.114cm" svg:height="0.659cm" svg:x="4.824cm" svg:y="21.537cm">
          <text:p text:style-name="P1">RevisedSimplex</text:p>
        </draw:rect>
        <draw:rect draw:style-name="Class_20__28_Self_20__26__20_Impl_29_" draw:id="id10" draw:layer="layout" svg:width="4.498cm" svg:height="0.659cm" svg:x="8.584cm" svg:y="21.537cm">
          <text:p text:style-name="P1">BoundedRevisedSimplex</text:p>
        </draw:rect>
        <draw:line draw:style-name="gr4" draw:text-style-name="P2" draw:layer="layout" svg:x1="22.562cm" svg:y1="10.107cm" svg:x2="26.953cm" svg:y2="10.107cm">
          <text:p text:style-name="P1"/>
        </draw:line>
        <draw:frame draw:style-name="gr5" draw:layer="layout" svg:width="3.414cm" svg:height="0.395cm" svg:x="22.96cm" svg:y="9.712cm">
          <draw:text-box>
            <text:p text:style-name="P1">getConstEditDialog()</text:p>
          </draw:text-box>
        </draw:frame>
        <draw:frame draw:style-name="gr6" draw:text-style-name="P3" draw:layer="layout" svg:width="11.445cm" svg:height="1.195cm" svg:x="1.3cm" svg:y="0.991cm">
          <draw:text-box>
            <text:p text:style-name="P1"><text:span text:style-name="T1">Class Relationship Diagram</text:span></text:p>
          </draw:text-box>
        </draw:frame>
        <draw:frame draw:style-name="standard" draw:layer="layout" svg:width="7.063cm" svg:height="7.014cm" svg:x="44.102cm" svg:y="1.2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Namespace" draw:layer="layout" svg:width="7.938cm" svg:height="5.466cm" svg:x="17.542cm" svg:y="17.394cm">
          <text:p text:style-name="P1">nlp</text:p>
        </draw:rect>
        <draw:rect draw:style-name="Namespace" draw:layer="layout" svg:width="25.196cm" svg:height="9.102cm" svg:x="3.367cm" svg:y="14.711cm">
          <text:p text:style-name="P1">opres</text:p>
        </draw:rect>
        <draw:rect draw:style-name="Class_20__28_Self_20__26__20_Impl_29_" draw:id="id4" draw:layer="layout" svg:width="1.826cm" svg:height="0.942cm" svg:x="21.154cm" svg:y="17.768cm">
          <text:p text:style-name="P1">Model</text:p>
        </draw:rect>
        <draw:rect draw:style-name="Class_20__28_Self_20__26__20_Impl_29_" draw:id="id2" draw:layer="layout" svg:width="3.175cm" svg:height="0.683cm" svg:x="20.152cm" svg:y="19.877cm">
          <text:p text:style-name="P1">BaseAlgorithm</text:p>
        </draw:rect>
        <draw:rect draw:style-name="Class_20__28_Self_20__26__20_Impl_29_" draw:id="id3" draw:layer="layout" svg:width="3.078cm" svg:height="1.229cm" svg:x="12.303cm" svg:y="12.762cm">
          <text:p text:style-name="P1">NlpModelBuilder</text:p>
        </draw:rect>
        <draw:rect draw:style-name="Class_20__28_Self_20__26__20_Impl_29_" draw:id="id8" draw:layer="layout" svg:width="2.884cm" svg:height="1.229cm" svg:x="10.423cm" svg:y="8.519cm">
          <text:p text:style-name="P1">ModelBuilder</text:p>
        </draw:rect>
        <draw:rect draw:style-name="Class_20__28_Self_20__26__20_Impl_29_" draw:id="id1" draw:layer="layout" svg:width="3.2cm" svg:height="0.777cm" svg:x="13.813cm" svg:y="18.705cm">
          <text:p text:style-name="P1">AlgorithmFactory</text:p>
        </draw:rect>
        <draw:connector draw:style-name="Object_20_Creation_20_Method" draw:text-style-name="P1" draw:layer="layout" svg:x1="17.013cm" svg:y1="19.093cm" svg:x2="20.152cm" svg:y2="20.218cm" draw:start-shape="id1" draw:start-glue-point="1" draw:end-shape="id2" draw:end-glue-point="3">
          <text:p text:style-name="P1">getNlpAlgorithm()</text:p>
        </draw:connector>
        <draw:connector draw:style-name="Object_20_Creation_20_Method" draw:text-style-name="P1" draw:layer="layout" draw:line-skew="1.503cm" svg:x1="15.381cm" svg:y1="13.376cm" svg:x2="21.154cm" svg:y2="18.239cm" draw:start-shape="id3" draw:start-glue-point="1" draw:end-shape="id4" draw:end-glue-point="3">
          <text:p text:style-name="P1">getModel()</text:p>
        </draw:connector>
        <draw:connector draw:style-name="Object_20_Creation_20_Method" draw:text-style-name="P1" draw:layer="layout" svg:x1="13.813cm" svg:y1="19.093cm" svg:x2="9.748cm" svg:y2="20.333cm" draw:start-shape="id1" draw:start-glue-point="3" draw:end-shape="id5" draw:end-glue-point="1">
          <text:p text:style-name="P1">getLpAlgorithm()</text:p>
        </draw:connector>
        <draw:connector draw:style-name="Object_20_Creation_20_Method" draw:text-style-name="P1" draw:layer="layout" svg:x1="8.425cm" svg:y1="13.332cm" svg:x2="9.681cm" svg:y2="18.153cm" draw:start-shape="id6" draw:start-glue-point="3" draw:end-shape="id7">
          <text:p text:style-name="P1">getModel()</text:p>
        </draw:connector>
        <draw:connector draw:style-name="gr7" draw:text-style-name="P2" draw:layer="layout" svg:x1="11.865cm" svg:y1="9.748cm" svg:x2="9.953cm" svg:y2="12.718cm" draw:start-shape="id8" draw:start-glue-point="2" draw:end-shape="id6" draw:end-glue-point="0">
          <text:p text:style-name="P1"/>
        </draw:connector>
        <draw:connector draw:style-name="gr7" draw:text-style-name="P2" draw:layer="layout" svg:x1="11.865cm" svg:y1="9.748cm" svg:x2="13.842cm" svg:y2="12.762cm" draw:start-shape="id8" draw:start-glue-point="2" draw:end-shape="id3" draw:end-glue-point="0">
          <text:p text:style-name="P1"/>
        </draw:connector>
        <draw:connector draw:style-name="gr7" draw:text-style-name="P2" draw:layer="layout" svg:x1="8.253cm" svg:y1="20.611cm" svg:x2="6.381cm" svg:y2="21.537cm" draw:start-shape="id5" draw:start-glue-point="2" draw:end-shape="id9" draw:end-glue-point="0">
          <text:p text:style-name="P1"/>
        </draw:connector>
        <draw:connector draw:style-name="gr7" draw:text-style-name="P2" draw:layer="layout" svg:x1="8.253cm" svg:y1="20.611cm" svg:x2="10.833cm" svg:y2="21.537cm" draw:start-shape="id5" draw:start-glue-point="2" draw:end-shape="id10" draw:end-glue-point="0">
          <text:p text:style-name="P1"/>
        </draw:connector>
        <draw:connector draw:style-name="gr8" draw:text-style-name="P4" draw:layer="layout" draw:type="line" svg:x1="11.237cm" svg:y1="4.394cm" svg:x2="6.964cm" svg:y2="4.393cm" draw:start-shape="id11" draw:start-glue-point="4" draw:end-shape="id12" draw:end-glue-point="1">
          <text:p text:style-name="P4">getCalcInterface()</text:p>
        </draw:connector>
        <draw:connector draw:style-name="Pointer_20__28_Private_29_" draw:text-style-name="P1" draw:layer="layout" svg:x1="6.944cm" svg:y1="8.813cm" svg:x2="10.423cm" svg:y2="9.133cm" draw:start-shape="id13" draw:start-glue-point="4" draw:end-shape="id8" draw:end-glue-point="3">
          <text:p text:style-name="P1">m_pBuilder</text:p>
        </draw:connector>
        <draw:connector draw:style-name="Pointer_20__28_Private_29_" draw:text-style-name="P1" draw:layer="layout" draw:line-skew="0.264cm" svg:x1="6.945cm" svg:y1="8.124cm" svg:x2="11.237cm" svg:y2="6.098cm" draw:start-shape="id13" draw:start-glue-point="1">
          <text:p text:style-name="P1">m_pSolverImpl</text:p>
        </draw:connector>
        <draw:connector draw:style-name="Object_20_Creation_20_Method" draw:text-style-name="P1" draw:layer="layout" draw:line-skew="-1.391cm" svg:x1="11.237cm" svg:y1="5.243cm" svg:x2="6.944cm" svg:y2="7.438cm" draw:start-shape="id11" draw:start-glue-point="3" draw:end-shape="id13" draw:end-glue-point="5">
          <text:p text:style-name="P1">SolveModel()</text:p>
        </draw:connector>
        <draw:connector draw:style-name="gr8" draw:text-style-name="P4" draw:layer="layout" svg:x1="14.279cm" svg:y1="6.111cm" svg:x2="19.438cm" svg:y2="9.857cm" draw:start-shape="id11" draw:start-glue-point="7" draw:end-shape="id14" draw:end-glue-point="3">
          <text:p text:style-name="P4">getMainDialog()</text:p>
        </draw:connector>
        <draw:connector draw:style-name="gr8" draw:text-style-name="P4" draw:layer="layout" draw:line-skew="-1.372cm" svg:x1="19.159cm" svg:y1="4.776cm" svg:x2="14.279cm" svg:y2="4.591cm" draw:start-shape="id15" draw:start-glue-point="3" draw:end-shape="id11" draw:end-glue-point="6">
          <text:p text:style-name="P4">getSolverImpl()</text:p>
        </draw:connector>
        <draw:rect draw:style-name="Class_20__28_Self_20__26__20_Impl_29_" draw:id="id16" draw:layer="layout" svg:width="2.514cm" svg:height="0.918cm" svg:x="14.393cm" svg:y="15.134cm">
          <text:p text:style-name="P1">BaseModel</text:p>
        </draw:rect>
        <draw:connector draw:style-name="gr7" draw:text-style-name="P2" draw:layer="layout" svg:x1="15.65cm" svg:y1="16.052cm" svg:x2="10.509cm" svg:y2="17.694cm" draw:start-shape="id16" draw:start-glue-point="2" draw:end-shape="id7" draw:end-glue-point="0">
          <text:p text:style-name="P1"/>
        </draw:connector>
        <draw:connector draw:style-name="gr7" draw:text-style-name="P2" draw:layer="layout" svg:x1="15.65cm" svg:y1="16.052cm" svg:x2="22.067cm" svg:y2="17.768cm" draw:start-shape="id16" draw:start-glue-point="2" draw:end-shape="id4" draw:end-glue-point="0">
          <text:p text:style-name="P1"/>
        </draw:connector>
        <draw:rect draw:style-name="Class_20__28_Self_20__26__20_Impl_29_" draw:layer="layout" svg:width="2.642cm" svg:height="1.229cm" svg:x="29.157cm" svg:y="17.118cm">
          <text:p text:style-name="P1">Differentiate</text:p>
        </draw:rect>
        <draw:rect draw:style-name="Class_20__28_Self_20__26__20_Impl_29_" draw:id="id17" draw:layer="layout" svg:width="2.434cm" svg:height="0.683cm" svg:x="18.121cm" svg:y="21.718cm">
          <text:p text:style-name="P1">QuasiNewton</text:p>
        </draw:rect>
        <draw:connector draw:style-name="gr7" draw:text-style-name="P2" draw:layer="layout" svg:x1="21.739cm" svg:y1="20.56cm" svg:x2="19.338cm" svg:y2="21.718cm" draw:start-shape="id2" draw:start-glue-point="2" draw:end-shape="id17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lass" style:family="graphic" style:parent-style-name="standard">
      <style:graphic-properties draw:stroke-dash="Dash_20_2" svg:stroke-color="#cccc00" draw:fill-color="#ffff99" draw:fill-gradient-name="Gradient_20_7" draw:fill-hatch-name="Hatch_20_1" draw:fill-image-name="Bitmape_20_1" draw:fill-image-width="0cm" draw:fill-image-height="0cm" draw:textarea-horizontal-align="center" draw:textarea-vertical-align="middle" draw:fit-to-size="false" fo:padding-top="0cm" fo:padding-bottom="0cm" fo:padding-left="0cm" fo:padding-right="0cm"/>
      <style:paragraph-properties fo:text-align="center"/>
      <style:text-properties fo:font-size="10pt" fo:font-weight="bold" style:font-weight-asian="normal"/>
    </style:style>
    <style:style style:name="Pointer_20__28_Public_29_" style:display-name="Pointer (Public)" style:family="graphic" style:parent-style-name="Class_20_Relationship_20_Line">
      <style:graphic-properties draw:stroke-dash="Dash_20_2" svg:stroke-color="#4c4c4c" draw:marker-start-width="0.203cm" draw:marker-end="Arrow" draw:marker-end-width="0.254cm" draw:fill-image-width="0cm" draw:fill-image-height="0cm" draw:textarea-horizontal-align="center"/>
    </style:style>
    <style:style style:name="Method_20_Name" style:display-name="Method Name" style:family="graphic" style:parent-style-name="Class">
      <style:graphic-properties draw:stroke="none" svg:stroke-color="#000000" draw:fill="solid" draw:fill-color="#ffffff" draw:fill-hatch-name="Hatch_20_1" draw:textarea-horizontal-align="center" draw:auto-grow-height="true" draw:auto-grow-width="true" fo:min-height="0cm" fo:min-width="0cm" fo:padding-top="0cm" fo:padding-bottom="0cm" fo:padding-left="0cm" fo:padding-right="0cm"/>
      <style:text-properties fo:color="#944794" fo:font-size="10pt" fo:font-weight="bold" style:font-weight-asian="normal"/>
    </style:style>
    <style:style style:name="Inheritance" style:family="graphic" style:parent-style-name="Class_20_Relationship_20_Line">
      <style:graphic-properties draw:stroke="dash" draw:stroke-dash="Ultrafine_20_2_20_Dots_20_3_20_Dashes" svg:stroke-color="#4c4c4c"/>
    </style:style>
    <style:style style:name="Pointer_20__28_Private_29_" style:display-name="Pointer (Private)" style:family="graphic" style:parent-style-name="Class_20_Relationship_20_Line">
      <style:graphic-properties draw:stroke="dash" draw:stroke-dash="Fine_20_Dashed_20__28_var_29_" svg:stroke-color="#ff9966" draw:marker-end="Arrow" draw:textarea-horizontal-align="center" draw:textarea-vertical-align="middle"/>
      <style:paragraph-properties fo:text-align="center"/>
      <style:text-properties fo:color="#800080"/>
    </style:style>
    <style:style style:name="Class_20__28_Self_20__26__20_Impl_29_" style:display-name="Class (Self &amp; Impl)" style:family="graphic" style:parent-style-name="Class">
      <style:graphic-properties svg:stroke-color="#5c8526" draw:fill-color="#94bd5e" draw:fill-hatch-name="Hatch_20_1"/>
    </style:style>
    <style:style style:name="Namespace" style:family="graphic" style:parent-style-name="standard">
      <style:graphic-properties draw:stroke="dash" draw:stroke-dash="Ultrafine_20_2_20_Dots_20_3_20_Dashes" svg:stroke-color="#808080" draw:fill="none" draw:fill-gradient-name="Gradient_20_8" draw:fill-hatch-name="Hatch_20_1" draw:fill-image-name="Bitmape_20_1" draw:textarea-horizontal-align="right" draw:textarea-vertical-align="bottom"/>
      <style:paragraph-properties fo:margin-left="0cm" fo:margin-right="0cm" fo:text-align="center" fo:text-indent="0cm"/>
      <style:text-properties fo:color="#808080" fo:font-size="11pt" style:font-weight-asian="normal"/>
    </style:style>
    <style:style style:name="Object_20_Creation_20_Method" style:display-name="Object Creation Method" style:family="graphic" style:parent-style-name="Class_20_Relationship_20_Line">
      <style:graphic-properties draw:stroke="solid" draw:stroke-dash="Fine_20_Dashed_20__28_var_29_" svg:stroke-color="#99ccff" draw:marker-end="Line_20_Arrow" draw:marker-end-width="0.203cm" draw:textarea-horizontal-align="center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ff"/>
    </style:style>
    <style:style style:name="Method_20_Name_20__28_Creator_29_" style:display-name="Method Name (Creator)" style:family="graphic" style:parent-style-name="Method_20_Name">
      <style:graphic-properties draw:fill="solid" draw:fill-color="#ffffff" fo:min-height="0.395cm" fo:min-width="2.46cm"/>
      <style:paragraph-properties fo:margin-left="0cm" fo:margin-right="0cm" fo:text-indent="0cm"/>
      <style:text-properties fo:color="#0099ff"/>
    </style:style>
    <style:style style:name="Class_20_Relationship_20_Line" style:display-name="Class Relationship Line" style:family="graphic">
      <style:graphic-properties draw:stroke-dash="Dash_20_2" draw:fill-color="#ffffff" draw:fill-gradient-name="Gradient_20_9" draw:fill-hatch-name="Hatch_20_1" draw:fill-image-name="Bitmape_20_1" draw:fill-image-width="0cm" draw:fill-image-height="0cm"/>
      <style:text-properties fo:color="#800080" fo:font-family="Arial" style:font-style-name="Bold" style:font-family-generic="swiss" style:font-pitch="variable" fo:font-size="10pt" fo:font-weight="bold" style:font-weight-asian="normal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43.13cm" fo:page-height="27.96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30$Linux OpenOffice.org_project/680m130$Build-8955</meta:generator>
    <meta:initial-creator>Kohei Yoshida</meta:initial-creator>
    <meta:creation-date>2005-01-20T18:36:27</meta:creation-date>
    <dc:creator>Kohei Yoshida</dc:creator>
    <dc:date>2005-10-16T10:38:32</dc:date>
    <meta:printed-by>Kohei Yoshida</meta:printed-by>
    <meta:print-date>2005-10-08T13:18:14</meta:print-date>
    <dc:language>en-US</dc:language>
    <meta:editing-cycles>93</meta:editing-cycles>
    <meta:editing-duration>PT4H30M31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>
        <style:tab-stops>
          <style:tab-stop style:position="0.9819in"/>
        </style:tab-stops>
      </style:paragraph-properties>
    </style:style>
    <text:list-style style:name="L1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</text:p>
      <text:list text:style-name="L1">
        <text:list-item>
          <text:p text:style-name="P2">This diagram is not exhaustive, and only significant classes are shown.</text:p>
        </text:list-item>
        <text:list-item>
          <text:p text:style-name="P3">When a class has a corresponding implementation (Impl) class, the implementation class is not shown separately. <text:s/>Instead, the interface class and implementation class are shown as one class. <text:s/>Such classes are indicated with a different color.</text:p>
        </text:list-item>
        <text:list-item>
          <text:p text:style-name="P3">Individual listener classes are not shown (may be added at a later time).</text:p>
        </text:list-item>
      </text:list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